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4.07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3.173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006cm"/>
    </style:style>
    <style:style style:name="co8" style:family="table-column">
      <style:table-column-properties fo:break-before="auto" style:column-width="3.717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582cm"/>
    </style:style>
    <style:style style:name="co11" style:family="table-column">
      <style:table-column-properties fo:break-before="auto" style:column-width="2.039cm"/>
    </style:style>
    <style:style style:name="co12" style:family="table-column">
      <style:table-column-properties fo:break-before="auto" style:column-width="2.166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503cm"/>
    </style:style>
    <style:style style:name="co15" style:family="table-column">
      <style:table-column-properties fo:break-before="auto" style:column-width="3.48cm"/>
    </style:style>
    <style:style style:name="co16" style:family="table-column">
      <style:table-column-properties fo:break-before="auto" style:column-width="2.34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3.602cm"/>
    </style:style>
    <style:style style:name="co20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2.697cm"/>
    </style:style>
    <style:style style:name="co22" style:family="table-column">
      <style:table-column-properties fo:break-before="auto" style:column-width="5.226cm"/>
    </style:style>
    <style:style style:name="co23" style:family="table-column">
      <style:table-column-properties fo:break-before="auto" style:column-width="3.392cm"/>
    </style:style>
    <style:style style:name="co24" style:family="table-column">
      <style:table-column-properties fo:break-before="auto" style:column-width="3.364cm"/>
    </style:style>
    <style:style style:name="co25" style:family="table-column">
      <style:table-column-properties fo:break-before="auto" style:column-width="1.47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3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c0c0c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border="0.088cm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0.088cm solid #000000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fo:background-color="#c0c0c0" style:text-align-source="fix" style:repeat-content="false" fo:border-left="0.088cm solid #000000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0" style:family="table-cell" style:parent-style-name="Default" style:data-style-name="N11"/>
    <style:style style:name="ce21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2" style:family="table-cell" style:parent-style-name="Default" style:data-style-name="N16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bfbcb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7" style:family="table-cell" style:parent-style-name="Default" style:data-style-name="N9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99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0.088cm solid #000000" fo:border-right="0.088cm solid #000000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99">
      <style:table-cell-properties fo:background-color="#ffffcc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9">
      <style:table-cell-properties fo:background-color="#ffffcc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min-height="1.50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fo:font-family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xx" style:country-asian="none" style:font-style-asian="normal" style:font-weight-asian="normal" style:font-family-complex="Ari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xx" style:country-asian="none" style:font-style-asian="normal" style:font-weight-asian="normal" style:font-family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TARGET&quot;;&quot;UnitedKingdom::Exchange&quot;;&quot;UnitedKingdom::Metals&quot;;&quot;UnitedKingdom::Settlement&quot;;&quot;UnitedStates::GovernmentBond&quot;;&quot;UnitedStates::NERC&quot;;&quot;UnitedStates::NYSE&quot;;&quot;UnitedStates::Settlement&quot;;&quot;Switzerland&quot;;&quot;Japan&quot;;&quot;Italy::Exchange&quot;;&quot;NullCalendar&quot;)" table:allow-empty-cell="true" table:display-list="unsorted" table:base-cell-address="'yieldTS (2)'.F12">
          <table:error-message table:message-type="stop" table:display="true"/>
        </table:content-validation>
        <table:content-validation table:name="val2" table:condition="of:cell-content-is-in-list(&quot;Actual/Actual (ISDA)&quot;;&quot;Actual/360&quot;;&quot;30/360 (Bond Basis)&quot;;&quot;30E/360 (Eurobond Basis)&quot;;&quot;Actual/365 (Fixed)&quot;;&quot;Actual/Actual (ISMA)&quot;;&quot;Actual/Actual (AFB)&quot;;&quot;'1/1&quot;;&quot;30/360 (Italian)&quot;;&quot;Simple&quot;)" table:allow-empty-cell="true" table:display-list="unsorted" table:base-cell-address="'yieldTS (2)'.F13">
          <table:error-message table:message-type="stop" table:display="true"/>
        </table:content-validation>
        <table:content-validation table:name="val3" table:condition="of:cell-content-is-in-list(&quot;Discount&quot;;&quot;ZeroYield&quot;;&quot;ForwardRate&quot;)" table:allow-empty-cell="true" table:display-list="unsorted" table:base-cell-address="'yieldTS (2)'.F14">
          <table:error-message table:message-type="stop" table:display="true"/>
        </table:content-validation>
        <table:content-validation table:name="val4" table:condition="of:cell-content-is-in-list(&quot;BackwardFlat&quot;;&quot;ForwardFlat&quot;;&quot;Linear&quot;;&quot;LogLinear&quot;;&quot;Cubic&quot;;&quot;LogCubic&quot;)" table:allow-empty-cell="true" table:display-list="unsorted" table:base-cell-address="'yieldTS (2)'.F15">
          <table:error-message table:message-type="stop" table:display="true"/>
        </table:content-validation>
      </table:content-validations>
      <table:table table:name="general" table:style-name="ta1" table:print="false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>
            <text:p>qlVersion</text:p>
          </table:table-cell>
          <table:table-cell table:formula="of:=QUANTLIB.CALCADDINS.QLVERSION()" office:value-type="string" office:string-value="0.9.9">
            <text:p>0.9.9</text:p>
          </table:table-cell>
        </table:table-row>
        <table:table-row table:style-name="ro1">
          <table:table-cell table:style-name="ce1" office:value-type="string">
            <text:p>qlAddinVersion</text:p>
          </table:table-cell>
          <table:table-cell table:formula="of:=QUANTLIB.CALCADDINS.QLADDINVERSION()" office:value-type="string" office:string-value="0.9.9">
            <text:p>0.9.9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1" office:value-type="string">
            <text:p>log file</text:p>
          </table:table-cell>
          <table:table-cell office:value-type="string">
            <text:p>/Users/roland/oo.log</text:p>
          </table:table-cell>
        </table:table-row>
        <table:table-row table:style-name="ro1">
          <table:table-cell table:style-name="ce1" office:value-type="string">
            <text:p>log level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ohLogSetFile</text:p>
          </table:table-cell>
          <table:table-cell table:formula="of:=QUANTLIB.CALCADDINS.OHLOGSETFILE([.B4];[.B5])" office:value-type="string" office:string-value="/Users/roland/oo.log">
            <text:p>/Users/roland/oo.log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1" office:value-type="string">
            <text:p>today's date</text:p>
          </table:table-cell>
          <table:table-cell table:style-name="ce4" office:value-type="date" office:date-value="2009-11-27">
            <text:p>27/11/09</text:p>
          </table:table-cell>
        </table:table-row>
        <table:table-row table:style-name="ro1">
          <table:table-cell table:style-name="ce1" office:value-type="string">
            <text:p>set evaluation date</text:p>
          </table:table-cell>
          <table:table-cell table:style-name="ce5" table:formula="of:=QUANTLIB.CALCADDINS.QLSETTINGSSETEVALUATIONDATE([.B8];[.B8])" office:value-type="boolean" office:boolean-value="true">
            <text:p>TRUE</text:p>
          </table:table-cell>
        </table:table-row>
        <table:table-row table:style-name="ro1">
          <table:table-cell table:style-name="ce1" office:value-type="string">
            <text:p>get evaluation date</text:p>
          </table:table-cell>
          <table:table-cell table:style-name="ce4" table:formula="of:=QUANTLIB.CALCADDINS.QLSETTINGSEVALUATIONDATE([.B8])" office:value-type="date" office:date-value="2009-11-27">
            <text:p>27/11/09</text:p>
          </table:table-cell>
        </table:table-row>
        <table:table-row table:style-name="ro1">
          <table:table-cell/>
          <table:table-cell table:style-name="ce4"/>
        </table:table-row>
        <table:table-row table:style-name="ro1" table:number-rows-repeated="6552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ieldTS (1)" table:style-name="ta1" table:print="false">
        <table:table-column table:style-name="co4" table:default-cell-style-name="Default"/>
        <table:table-column table:style-name="co5" table:default-cell-style-name="ce3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6" office:value-type="string">
            <text:p>qlSimpleQuote</text:p>
          </table:table-cell>
          <table:table-cell table:style-name="ce12" table:formula="of:=QUANTLIB.CALCADDINS.QLSIMPLEQUOTE([.B2];[.B3];[.B4];[.B5];[.B6];[.B7])" office:value-type="string" office:string-value="Rate">
            <text:p>Rate</text:p>
          </table:table-cell>
          <table:table-cell/>
          <table:table-cell table:style-name="ce3" office:value-type="string">
            <text:p>Dates</text:p>
          </table:table-cell>
          <table:table-cell table:style-name="ce3" office:value-type="string">
            <text:p>ZeroRates</text:p>
          </table:table-cell>
          <table:table-cell table:style-name="ce3" office:value-type="string">
            <text:p>Forward Rates</text:p>
          </table:table-cell>
          <table:table-cell table:style-name="ce3" office:value-type="string">
            <text:p>Discounts</text:p>
          </table:table-cell>
        </table:table-row>
        <table:table-row table:style-name="ro1">
          <table:table-cell table:style-name="ce7" office:value-type="string">
            <text:p>ObjectID</text:p>
          </table:table-cell>
          <table:table-cell table:style-name="ce13" office:value-type="string">
            <text:p>Rate</text:p>
          </table:table-cell>
          <table:table-cell/>
          <table:table-cell table:style-name="ce3" table:formula="of:=[general.B10]" office:value-type="date" office:date-value="2009-11-27">
            <text:p>27/11/09</text:p>
          </table:table-cell>
          <table:table-cell table:style-name="ce16" office:value-type="percentage" office:value="0.03">
            <text:p>3.00%</text:p>
          </table:table-cell>
          <table:table-cell table:style-name="ce16" office:value-type="percentage" office:value="0.03">
            <text:p>3.00%</text:p>
          </table:table-cell>
          <table:table-cell table:style-name="ce22" office:value-type="float" office:value="1">
            <text:p>1.0000</text:p>
          </table:table-cell>
        </table:table-row>
        <table:table-row table:style-name="ro1">
          <table:table-cell table:style-name="ce7" office:value-type="string">
            <text:p>Value</text:p>
          </table:table-cell>
          <table:table-cell table:style-name="ce14" office:value-type="percentage" office:value="0.05">
            <text:p>5.00%</text:p>
          </table:table-cell>
          <table:table-cell table:style-name="ce20"/>
          <table:table-cell table:style-name="ce4" office:value-type="date" office:date-value="2010-11-27">
            <text:p>27/11/10</text:p>
          </table:table-cell>
          <table:table-cell table:style-name="ce16" office:value-type="percentage" office:value="0.035">
            <text:p>3.50%</text:p>
          </table:table-cell>
          <table:table-cell table:style-name="ce16" office:value-type="percentage" office:value="0.035">
            <text:p>3.50%</text:p>
          </table:table-cell>
          <table:table-cell table:style-name="ce22" office:value-type="float" office:value="0.95">
            <text:p>0.9500</text:p>
          </table:table-cell>
        </table:table-row>
        <table:table-row table:style-name="ro1">
          <table:table-cell table:style-name="ce7" office:value-type="string">
            <text:p>TickValue</text:p>
          </table:table-cell>
          <table:table-cell table:style-name="ce14" office:value-type="percentage" office:value="0.0001">
            <text:p>0.01%</text:p>
          </table:table-cell>
          <table:table-cell/>
          <table:table-cell table:style-name="ce4" office:value-type="date" office:date-value="2011-11-27">
            <text:p>27/11/11</text:p>
          </table:table-cell>
          <table:table-cell table:style-name="ce16" office:value-type="percentage" office:value="0.04">
            <text:p>4.00%</text:p>
          </table:table-cell>
          <table:table-cell table:style-name="ce16" office:value-type="percentage" office:value="0.04">
            <text:p>4.00%</text:p>
          </table:table-cell>
          <table:table-cell table:style-name="ce22" office:value-type="float" office:value="0.9">
            <text:p>0.9000</text:p>
          </table:table-cell>
        </table:table-row>
        <table:table-row table:style-name="ro1">
          <table:table-cell table:style-name="ce7" office:value-type="string">
            <text:p>Permanent</text:p>
          </table:table-cell>
          <table:table-cell table:style-name="ce13"/>
          <table:table-cell/>
          <table:table-cell table:style-name="ce4" office:value-type="date" office:date-value="2014-11-27">
            <text:p>27/11/14</text:p>
          </table:table-cell>
          <table:table-cell table:style-name="ce16" office:value-type="percentage" office:value="0.045">
            <text:p>4.50%</text:p>
          </table:table-cell>
          <table:table-cell table:style-name="ce16" office:value-type="percentage" office:value="0.045">
            <text:p>4.50%</text:p>
          </table:table-cell>
          <table:table-cell table:style-name="ce22" office:value-type="float" office:value="0.85">
            <text:p>0.8500</text:p>
          </table:table-cell>
        </table:table-row>
        <table:table-row table:style-name="ro1">
          <table:table-cell table:style-name="ce7" office:value-type="string">
            <text:p>Trigger</text:p>
          </table:table-cell>
          <table:table-cell table:style-name="ce13"/>
          <table:table-cell/>
          <table:table-cell table:style-name="ce4" office:value-type="date" office:date-value="2019-11-27">
            <text:p>27/11/19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5">
            <text:p>5.00%</text:p>
          </table:table-cell>
          <table:table-cell table:style-name="ce22" office:value-type="float" office:value="0.8">
            <text:p>0.8000</text:p>
          </table:table-cell>
        </table:table-row>
        <table:table-row table:style-name="ro1">
          <table:table-cell table:style-name="ce8" office:value-type="string">
            <text:p>Overwrite</text:p>
          </table:table-cell>
          <table:table-cell table:style-name="ce15" office:value-type="float" office:value="1">
            <text:p>1</text:p>
          </table:table-cell>
          <table:table-cell/>
          <table:table-cell table:style-name="ce4" office:value-type="date" office:date-value="2029-11-27">
            <text:p>27/11/29</text:p>
          </table:table-cell>
          <table:table-cell table:style-name="ce16" office:value-type="percentage" office:value="0.06">
            <text:p>6.00%</text:p>
          </table:table-cell>
          <table:table-cell table:style-name="ce16" office:value-type="percentage" office:value="0.06">
            <text:p>6.00%</text:p>
          </table:table-cell>
          <table:table-cell table:style-name="ce22" office:value-type="float" office:value="0.7">
            <text:p>0.7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lQuoteValue</text:p>
          </table:table-cell>
          <table:table-cell table:style-name="ce16" table:formula="of:=QUANTLIB.CALCADDINS.QLQUOTEVALUE([.B10])" office:value-type="percentage" office:value="0.05">
            <text:p>5.00%</text:p>
          </table:table-cell>
          <table:table-cell table:number-columns-repeated="5"/>
        </table:table-row>
        <table:table-row table:style-name="ro1">
          <table:table-cell office:value-type="string">
            <text:p>Object ID</text:p>
          </table:table-cell>
          <table:table-cell table:formula="of:=[.B1]" office:value-type="string" office:string-value="Rate">
            <text:p>Rat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>
            <text:p>qlFlatForward</text:p>
          </table:table-cell>
          <table:table-cell table:style-name="ce12" table:formula="of:=QUANTLIB.CALCADDINS.QLFLATFORWARD([.B13];[.B14];[.B15];[.B16];[.B17];[.B18];[.B19];[.B20];[.B21];[.B22])" office:value-type="string" office:string-value="FlatForward">
            <text:p>FlatForward</text:p>
          </table:table-cell>
          <table:table-cell/>
          <table:table-cell table:style-name="ce6" office:value-type="string">
            <text:p>ql***Curve</text:p>
          </table:table-cell>
          <table:table-cell table:style-name="ce12" table:formula="of:=QUANTLIB.CALCADDINS.QLZEROCURVE([.E13];[.D2:.D7];[.E2:.E7];[.E14];[.E15];[.E16];[.E17])" office:value-type="string" office:string-value="ZeroCurve">
            <text:p>ZeroCurve</text:p>
          </table:table-cell>
          <table:table-cell table:style-name="ce12" table:formula="of:=QUANTLIB.CALCADDINS.QLFORWARDCURVE([.F13];[.D2:.D7];[.F2:.F7];[.F14];[.F15];[.F16];[.F17])" office:value-type="string" office:string-value="ForwardCurve">
            <text:p>ForwardCurve</text:p>
          </table:table-cell>
          <table:table-cell table:style-name="ce12" table:formula="of:=QUANTLIB.CALCADDINS.QLDISCOUNTCURVE([.G13];[.D2:.D7];[.G2:.G7];[.G14];[.G15];[.G16];[.G17])" office:value-type="string" office:string-value="DiscountCurve">
            <text:p>DiscountCurve</text:p>
          </table:table-cell>
        </table:table-row>
        <table:table-row table:style-name="ro1">
          <table:table-cell table:style-name="ce9" office:value-type="string">
            <text:p>ObjectID</text:p>
          </table:table-cell>
          <table:table-cell table:style-name="ce17" office:value-type="string">
            <text:p>FlatForward</text:p>
          </table:table-cell>
          <table:table-cell/>
          <table:table-cell table:style-name="ce9" office:value-type="string">
            <text:p>ObjectID</text:p>
          </table:table-cell>
          <table:table-cell table:style-name="ce21" office:value-type="string">
            <text:p>ZeroCurve</text:p>
          </table:table-cell>
          <table:table-cell table:style-name="ce21" office:value-type="string">
            <text:p>ForwardCurve</text:p>
          </table:table-cell>
          <table:table-cell table:style-name="ce21" office:value-type="string">
            <text:p>DiscountCurve</text:p>
          </table:table-cell>
        </table:table-row>
        <table:table-row table:style-name="ro1">
          <table:table-cell table:style-name="ce10" office:value-type="string">
            <text:p>Ndays</text:p>
          </table:table-cell>
          <table:table-cell table:style-name="ce18" office:value-type="float" office:value="0">
            <text:p>0</text:p>
          </table:table-cell>
          <table:table-cell/>
          <table:table-cell table:style-name="ce10" office:value-type="string">
            <text:p>DayCounter</text:p>
          </table:table-cell>
          <table:table-cell table:style-name="ce13" office:value-type="string">
            <text:p>Actual/365 (Fixed)</text:p>
          </table:table-cell>
          <table:table-cell table:style-name="ce13" office:value-type="string">
            <text:p>Actual/365 (Fixed)</text:p>
          </table:table-cell>
          <table:table-cell table:style-name="ce13" office:value-type="string">
            <text:p>Actual/365 (Fixed)</text:p>
          </table:table-cell>
        </table:table-row>
        <table:table-row table:style-name="ro1">
          <table:table-cell table:style-name="ce10" office:value-type="string">
            <text:p>Calendar</text:p>
          </table:table-cell>
          <table:table-cell table:style-name="ce18" office:value-type="string">
            <text:p>TARGET</text:p>
          </table:table-cell>
          <table:table-cell/>
          <table:table-cell table:style-name="ce10" office:value-type="string">
            <text:p>Permanent</text:p>
          </table:table-cell>
          <table:table-cell table:style-name="ce13"/>
          <table:table-cell table:style-name="ce13"/>
          <table:table-cell table:style-name="ce13"/>
        </table:table-row>
        <table:table-row table:style-name="ro1">
          <table:table-cell table:style-name="ce10" office:value-type="string">
            <text:p>Rate ObjectID</text:p>
          </table:table-cell>
          <table:table-cell table:style-name="ce18" table:formula="of:=[.B1]" office:value-type="string" office:string-value="Rate">
            <text:p>Rate</text:p>
          </table:table-cell>
          <table:table-cell/>
          <table:table-cell table:style-name="ce10" office:value-type="string">
            <text:p>Trigger</text:p>
          </table:table-cell>
          <table:table-cell table:style-name="ce13"/>
          <table:table-cell table:style-name="ce13"/>
          <table:table-cell table:style-name="ce13"/>
        </table:table-row>
        <table:table-row table:style-name="ro1">
          <table:table-cell table:style-name="ce10" office:value-type="string">
            <text:p>DayCounter</text:p>
          </table:table-cell>
          <table:table-cell table:style-name="ce18" office:value-type="string">
            <text:p>Actual/365 (Fixed)</text:p>
          </table:table-cell>
          <table:table-cell/>
          <table:table-cell table:style-name="ce11" office:value-type="string">
            <text:p>Overwrit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10" office:value-type="string">
            <text:p>Compounding</text:p>
          </table:table-cell>
          <table:table-cell table:style-name="ce18" office:value-type="string">
            <text:p>Continuous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0" office:value-type="string">
            <text:p>Frequency</text:p>
          </table:table-cell>
          <table:table-cell table:style-name="ce18" office:value-type="string">
            <text:p>Annual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0" office:value-type="string">
            <text:p>Permanent</text:p>
          </table:table-cell>
          <table:table-cell table:style-name="ce18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0" office:value-type="string">
            <text:p>Trigger</text:p>
          </table:table-cell>
          <table:table-cell table:style-name="ce18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1" office:value-type="string">
            <text:p>Overwrite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>
            <text:p>NPV</text:p>
          </table:table-cell>
          <table:table-cell table:formula="of:=['vanilla swap'.B36]" office:value-type="float" office:value="0">
            <text:p>#VALUE!</text:p>
          </table:table-cell>
          <table:table-cell table:number-columns-repeated="2"/>
          <table:table-cell table:style-name="ce3" table:formula="of:=['vanilla swap'.C36]" office:value-type="float" office:value="0">
            <text:p>#VALUE!</text:p>
          </table:table-cell>
          <table:table-cell table:style-name="ce3" table:formula="of:=['vanilla swap'.D36]" office:value-type="float" office:value="-0.107047157634509">
            <text:p>-0.11</text:p>
          </table:table-cell>
          <table:table-cell table:style-name="ce3" table:formula="of:=['vanilla swap'.E36]" office:value-type="float" office:value="-0.313673007608528">
            <text:p>-0.31</text:p>
          </table:table-cell>
        </table:table-row>
        <table:table-row table:style-name="ro1" table:number-rows-repeated="6551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ieldTS (2)" table:style-name="ta1" table:print="false"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table:style-name="ce23" office:value-type="string">
            <text:p>SimpleQuote</text:p>
          </table:table-cell>
          <table:table-cell table:style-name="ce23" office:value-type="string">
            <text:p>ObjectID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TickValue</text:p>
          </table:table-cell>
          <table:table-cell table:style-name="ce23" office:value-type="string">
            <text:p>Permanent</text:p>
          </table:table-cell>
          <table:table-cell table:style-name="ce23" office:value-type="string">
            <text:p>Trigger</text:p>
          </table:table-cell>
          <table:table-cell table:style-name="ce23" office:value-type="string">
            <text:p>Overwrite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4" table:formula="of:=QUANTLIB.CALCADDINS.QLSIMPLEQUOTE([.B2];[.C2];[.D2];[.E2];[.F2];[.G2])" office:value-type="string" office:string-value="depositQuote1M">
            <text:p>depositQuote1M</text:p>
          </table:table-cell>
          <table:table-cell office:value-type="string">
            <text:p>depositQuote1M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4" table:formula="of:=QUANTLIB.CALCADDINS.QLSIMPLEQUOTE([.B3];[.C3];[.D3];[.E3];[.F3];[.G3])" office:value-type="string" office:string-value="depositQuote2M">
            <text:p>depositQuote2M</text:p>
          </table:table-cell>
          <table:table-cell office:value-type="string">
            <text:p>depositQuote2M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4" table:formula="of:=QUANTLIB.CALCADDINS.QLSIMPLEQUOTE([.B4];[.C4];[.D4];[.E4];[.F4];[.G4])" office:value-type="string" office:string-value="depositQuote3M">
            <text:p>depositQuote3M</text:p>
          </table:table-cell>
          <table:table-cell office:value-type="string">
            <text:p>depositQuote3M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4" table:formula="of:=QUANTLIB.CALCADDINS.QLSIMPLEQUOTE([.B5];[.C5];[.D5];[.E5];[.F5];[.G5])" office:value-type="string" office:string-value="depositQuote4M">
            <text:p>depositQuote4M</text:p>
          </table:table-cell>
          <table:table-cell office:value-type="string">
            <text:p>depositQuote4M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4" table:formula="of:=QUANTLIB.CALCADDINS.QLSIMPLEQUOTE([.B6];[.C6];[.D6];[.E6];[.F6];[.G6])" office:value-type="string" office:string-value="depositQuote5M">
            <text:p>depositQuote5M</text:p>
          </table:table-cell>
          <table:table-cell office:value-type="string">
            <text:p>depositQuote5M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4" table:formula="of:=QUANTLIB.CALCADDINS.QLSIMPLEQUOTE([.B7];[.C7];[.D7];[.E7];[.F7];[.G7])" office:value-type="string" office:string-value="swapQuote2Y">
            <text:p>swapQuote2Y</text:p>
          </table:table-cell>
          <table:table-cell office:value-type="string">
            <text:p>swapQuote2Y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4" table:formula="of:=QUANTLIB.CALCADDINS.QLSIMPLEQUOTE([.B8];[.C8];[.D8];[.E8];[.F8];[.G8])" office:value-type="string" office:string-value="swapQuote5Y">
            <text:p>swapQuote5Y</text:p>
          </table:table-cell>
          <table:table-cell office:value-type="string">
            <text:p>swapQuote5Y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4" table:formula="of:=QUANTLIB.CALCADDINS.QLSIMPLEQUOTE([.B9];[.C9];[.D9];[.E9];[.F9];[.G9])" office:value-type="string" office:string-value="swapQuote10Y">
            <text:p>swapQuote10Y</text:p>
          </table:table-cell>
          <table:table-cell office:value-type="string">
            <text:p>swapQuote10Y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4" table:formula="of:=QUANTLIB.CALCADDINS.QLSIMPLEQUOTE([.B10];[.C10];[.D10];[.E10];[.F10];[.G10])" office:value-type="string" office:string-value="swapQuote15Y">
            <text:p>swapQuote15Y</text:p>
          </table:table-cell>
          <table:table-cell office:value-type="string">
            <text:p>swapQuote15Y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4" table:formula="of:=QUANTLIB.CALCADDINS.QLSIMPLEQUOTE([.B11];[.C11];[.D11];[.E11];[.F11];[.G11])" office:value-type="string" office:string-value="swapQuote20Y">
            <text:p>swapQuote20Y</text:p>
          </table:table-cell>
          <table:table-cell office:value-type="string">
            <text:p>swapQuote20Y</text:p>
          </table:table-cell>
          <table:table-cell table:style-name="ce16" office:value-type="percentage" office:value="0.05">
            <text:p>5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4" table:formula="of:=QUANTLIB.CALCADDINS.QLSIMPLEQUOTE([.B12];[.C12];[.D12];[.E12];[.F12];[.G12])" office:value-type="string" office:string-value="spreadQuote">
            <text:p>spreadQuote</text:p>
          </table:table-cell>
          <table:table-cell office:value-type="string">
            <text:p>spreadQuote</text:p>
          </table:table-cell>
          <table:table-cell table:style-name="ce16" office:value-type="percentage" office:value="0">
            <text:p>0.00%</text:p>
          </table:table-cell>
          <table:table-cell table:style-name="ce16" office:value-type="percentage" office:value="0.0001">
            <text:p>0.0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14"/>
        </table:table-row>
        <table:table-row table:style-name="ro1">
          <table:table-cell table:style-name="ce23" office:value-type="string">
            <text:p>qlDepositRateHelper2</text:p>
          </table:table-cell>
          <table:table-cell table:style-name="ce23" office:value-type="string">
            <text:p>ObjectID</text:p>
          </table:table-cell>
          <table:table-cell table:style-name="ce23" office:value-type="string">
            <text:p>Rate</text:p>
          </table:table-cell>
          <table:table-cell table:style-name="ce23" office:value-type="string">
            <text:p>Tenor</text:p>
          </table:table-cell>
          <table:table-cell table:style-name="ce23" office:value-type="string">
            <text:p>FixingDays</text:p>
          </table:table-cell>
          <table:table-cell table:style-name="ce23" office:value-type="string">
            <text:p>Calendar</text:p>
          </table:table-cell>
          <table:table-cell table:style-name="ce23" office:value-type="string">
            <text:p>Convention</text:p>
          </table:table-cell>
          <table:table-cell table:style-name="ce23" office:value-type="string">
            <text:p>EndOfMonth</text:p>
          </table:table-cell>
          <table:table-cell table:style-name="ce23" office:value-type="string">
            <text:p>DayCounter</text:p>
          </table:table-cell>
          <table:table-cell table:style-name="ce23" office:value-type="string">
            <text:p>Permanent</text:p>
          </table:table-cell>
          <table:table-cell table:style-name="ce23" office:value-type="string">
            <text:p>Trigger</text:p>
          </table:table-cell>
          <table:table-cell table:style-name="ce23" office:value-type="string">
            <text:p>Overwrite</text:p>
          </table:table-cell>
          <table:table-cell table:number-columns-repeated="3"/>
        </table:table-row>
        <table:table-row table:style-name="ro1">
          <table:table-cell table:style-name="ce24" table:formula="of:=QUANTLIB.CALCADDINS.QLDEPOSITRATEHELPER2([.B15];[.C15];[.D15];[.E15];[.F15];[.G15];[.H15];[.I15];[.J15];[.K15];[.L15])" office:value-type="string" office:string-value="depoHelper1M">
            <text:p>depoHelper1M</text:p>
          </table:table-cell>
          <table:table-cell table:formula="of:=CONCATENATE(&quot;depoHelper&quot;;[.D15])" office:value-type="string" office:string-value="depoHelper1M">
            <text:p>depoHelper1M</text:p>
          </table:table-cell>
          <table:table-cell table:style-name="Default" table:formula="of:=[.A2]" office:value-type="string" office:string-value="depositQuote1M">
            <text:p>depositQuote1M</text:p>
          </table:table-cell>
          <table:table-cell office:value-type="string">
            <text:p>1M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Following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ctual/3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4" table:formula="of:=QUANTLIB.CALCADDINS.QLDEPOSITRATEHELPER2([.B16];[.C16];[.D16];[.E16];[.F16];[.G16];[.H16];[.I16];[.J16];[.K16];[.L16])" office:value-type="string" office:string-value="depoHelper3M">
            <text:p>depoHelper3M</text:p>
          </table:table-cell>
          <table:table-cell table:formula="of:=CONCATENATE(&quot;depoHelper&quot;;[.D16])" office:value-type="string" office:string-value="depoHelper3M">
            <text:p>depoHelper3M</text:p>
          </table:table-cell>
          <table:table-cell table:style-name="Default" table:formula="of:=[.A3]" office:value-type="string" office:string-value="depositQuote2M">
            <text:p>depositQuote2M</text:p>
          </table:table-cell>
          <table:table-cell office:value-type="string">
            <text:p>3M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Following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ctual/3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4" table:formula="of:=QUANTLIB.CALCADDINS.QLDEPOSITRATEHELPER2([.B17];[.C17];[.D17];[.E17];[.F17];[.G17];[.H17];[.I17];[.J17];[.K17];[.L17])" office:value-type="string" office:string-value="depoHelper6M">
            <text:p>depoHelper6M</text:p>
          </table:table-cell>
          <table:table-cell table:formula="of:=CONCATENATE(&quot;depoHelper&quot;;[.D17])" office:value-type="string" office:string-value="depoHelper6M">
            <text:p>depoHelper6M</text:p>
          </table:table-cell>
          <table:table-cell table:style-name="Default" table:formula="of:=[.A4]" office:value-type="string" office:string-value="depositQuote3M">
            <text:p>depositQuote3M</text:p>
          </table:table-cell>
          <table:table-cell office:value-type="string">
            <text:p>6M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Following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ctual/3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4" table:formula="of:=QUANTLIB.CALCADDINS.QLDEPOSITRATEHELPER2([.B18];[.C18];[.D18];[.E18];[.F18];[.G18];[.H18];[.I18];[.J18];[.K18];[.L18])" office:value-type="string" office:string-value="depoHelper9M">
            <text:p>depoHelper9M</text:p>
          </table:table-cell>
          <table:table-cell table:formula="of:=CONCATENATE(&quot;depoHelper&quot;;[.D18])" office:value-type="string" office:string-value="depoHelper9M">
            <text:p>depoHelper9M</text:p>
          </table:table-cell>
          <table:table-cell table:style-name="Default" table:formula="of:=[.A5]" office:value-type="string" office:string-value="depositQuote4M">
            <text:p>depositQuote4M</text:p>
          </table:table-cell>
          <table:table-cell office:value-type="string">
            <text:p>9M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Following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ctual/3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4" table:formula="of:=QUANTLIB.CALCADDINS.QLDEPOSITRATEHELPER2([.B19];[.C19];[.D19];[.E19];[.F19];[.G19];[.H19];[.I19];[.J19];[.K19];[.L19])" office:value-type="string" office:string-value="depoHelper12M">
            <text:p>depoHelper12M</text:p>
          </table:table-cell>
          <table:table-cell table:formula="of:=CONCATENATE(&quot;depoHelper&quot;;[.D19])" office:value-type="string" office:string-value="depoHelper12M">
            <text:p>depoHelper12M</text:p>
          </table:table-cell>
          <table:table-cell table:style-name="Default" table:formula="of:=[.A6]" office:value-type="string" office:string-value="depositQuote5M">
            <text:p>depositQuote5M</text:p>
          </table:table-cell>
          <table:table-cell office:value-type="string">
            <text:p>12M</text:p>
          </table:table-cell>
          <table:table-cell office:value-type="float" office:value="2">
            <text:p>2</text:p>
          </table:table-cell>
          <table:table-cell office:value-type="string">
            <text:p>TARGET</text:p>
          </table:table-cell>
          <table:table-cell office:value-type="string">
            <text:p>Following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Actual/3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23" office:value-type="string">
            <text:p>qlSwapRateHelper2</text:p>
          </table:table-cell>
          <table:table-cell table:style-name="ce23" office:value-type="string">
            <text:p>ObjectID</text:p>
          </table:table-cell>
          <table:table-cell table:style-name="ce23" office:value-type="string">
            <text:p>Rate</text:p>
          </table:table-cell>
          <table:table-cell table:style-name="ce23" office:value-type="string">
            <text:p>Tenor</text:p>
          </table:table-cell>
          <table:table-cell table:style-name="ce23" office:value-type="string">
            <text:p>Calendar</text:p>
          </table:table-cell>
          <table:table-cell table:style-name="ce23" office:value-type="string">
            <text:p>FixedFreq</text:p>
          </table:table-cell>
          <table:table-cell table:style-name="ce23" office:value-type="string">
            <text:p>FixedConvention</text:p>
          </table:table-cell>
          <table:table-cell table:style-name="ce23" office:value-type="string">
            <text:p>FixedDayCount</text:p>
          </table:table-cell>
          <table:table-cell table:style-name="ce23" office:value-type="string">
            <text:p>IborIndexID</text:p>
          </table:table-cell>
          <table:table-cell table:style-name="ce34" office:value-type="string">
            <text:p>SpreadID</text:p>
          </table:table-cell>
          <table:table-cell table:style-name="ce23" office:value-type="string">
            <text:p>ForwardStart</text:p>
          </table:table-cell>
          <table:table-cell table:style-name="ce23" office:value-type="string">
            <text:p>DiscCurve</text:p>
          </table:table-cell>
          <table:table-cell table:style-name="ce23" office:value-type="string">
            <text:p>Permanent</text:p>
          </table:table-cell>
          <table:table-cell table:style-name="ce34" office:value-type="string">
            <text:p>Trigger</text:p>
          </table:table-cell>
          <table:table-cell table:style-name="ce34" office:value-type="string">
            <text:p>Overwrite</text:p>
          </table:table-cell>
        </table:table-row>
        <table:table-row table:style-name="ro1">
          <table:table-cell table:style-name="ce24" table:formula="of:=QUANTLIB.CALCADDINS.QLSWAPRATEHELPER2([.B22];[.C22];[.D22];[.E22];[.F22];[.G22];[.H22];[.I22];[.J22];[.K22];[.L22];[.M22];[.N22];[.O22])" office:value-type="string" office:string-value="swapHelper2Y">
            <text:p>swapHelper2Y</text:p>
          </table:table-cell>
          <table:table-cell table:formula="of:=CONCATENATE(&quot;swapHelper&quot;;[.D22])" office:value-type="string" office:string-value="swapHelper2Y">
            <text:p>swapHelper2Y</text:p>
          </table:table-cell>
          <table:table-cell table:style-name="ce16" table:formula="of:=[.A7]" office:value-type="string" office:string-value="swapQuote2Y">
            <text:p>swapQuote2Y</text:p>
          </table:table-cell>
          <table:table-cell office:value-type="string">
            <text:p>2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30/360 (Bond Basis)</text:p>
          </table:table-cell>
          <table:table-cell table:formula="of:=[.$F$28]" office:value-type="string" office:string-value="Euribor">
            <text:p>Euribor</text:p>
          </table:table-cell>
          <table:table-cell table:style-name="Default" table:formula="of:=[.$A$12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 table:formula="of:=[.$F$31]" office:value-type="string" office:string-value="FlatForward">
            <text:p>FlatForward</text:p>
          </table:table-cell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4" table:formula="of:=QUANTLIB.CALCADDINS.QLSWAPRATEHELPER2([.B23];[.C23];[.D23];[.E23];[.F23];[.G23];[.H23];[.I23];[.J23];[.K23];[.L23];[.M23];[.N23];[.O23])" office:value-type="string" office:string-value="swapHelper5Y">
            <text:p>swapHelper5Y</text:p>
          </table:table-cell>
          <table:table-cell table:formula="of:=CONCATENATE(&quot;swapHelper&quot;;[.D23])" office:value-type="string" office:string-value="swapHelper5Y">
            <text:p>swapHelper5Y</text:p>
          </table:table-cell>
          <table:table-cell table:style-name="ce16" table:formula="of:=[.A8]" office:value-type="string" office:string-value="swapQuote5Y">
            <text:p>swapQuote5Y</text:p>
          </table:table-cell>
          <table:table-cell office:value-type="string">
            <text:p>5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Actual/365 (Fixed)</text:p>
          </table:table-cell>
          <table:table-cell table:formula="of:=[.$F$28]" office:value-type="string" office:string-value="Euribor">
            <text:p>Euribor</text:p>
          </table:table-cell>
          <table:table-cell table:style-name="Default" table:formula="of:=[.$A$12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 table:formula="of:=[.$F$31]" office:value-type="string" office:string-value="FlatForward">
            <text:p>FlatForward</text:p>
          </table:table-cell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4" table:formula="of:=QUANTLIB.CALCADDINS.QLSWAPRATEHELPER2([.B24];[.C24];[.D24];[.E24];[.F24];[.G24];[.H24];[.I24];[.J24];[.K24];[.L24];[.M24];[.N24];[.O24])" office:value-type="string" office:string-value="swapHelper10Y">
            <text:p>swapHelper10Y</text:p>
          </table:table-cell>
          <table:table-cell table:formula="of:=CONCATENATE(&quot;swapHelper&quot;;[.D24])" office:value-type="string" office:string-value="swapHelper10Y">
            <text:p>swapHelper10Y</text:p>
          </table:table-cell>
          <table:table-cell table:style-name="ce16" table:formula="of:=[.A9]" office:value-type="string" office:string-value="swapQuote10Y">
            <text:p>swapQuote10Y</text:p>
          </table:table-cell>
          <table:table-cell office:value-type="string">
            <text:p>10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Actual/365 (Fixed)</text:p>
          </table:table-cell>
          <table:table-cell table:formula="of:=[.$F$28]" office:value-type="string" office:string-value="Euribor">
            <text:p>Euribor</text:p>
          </table:table-cell>
          <table:table-cell table:style-name="Default" table:formula="of:=[.$A$12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 table:formula="of:=[.$F$31]" office:value-type="string" office:string-value="FlatForward">
            <text:p>FlatForward</text:p>
          </table:table-cell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4" table:formula="of:=QUANTLIB.CALCADDINS.QLSWAPRATEHELPER2([.B25];[.C25];[.D25];[.E25];[.F25];[.G25];[.H25];[.I25];[.J25];[.K25];[.L25];[.M25];[.N25];[.O25])" office:value-type="string" office:string-value="swapHelper15Y">
            <text:p>swapHelper15Y</text:p>
          </table:table-cell>
          <table:table-cell table:formula="of:=CONCATENATE(&quot;swapHelper&quot;;[.D25])" office:value-type="string" office:string-value="swapHelper15Y">
            <text:p>swapHelper15Y</text:p>
          </table:table-cell>
          <table:table-cell table:style-name="ce16" table:formula="of:=[.A10]" office:value-type="string" office:string-value="swapQuote15Y">
            <text:p>swapQuote15Y</text:p>
          </table:table-cell>
          <table:table-cell office:value-type="string">
            <text:p>15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Actual/365 (Fixed)</text:p>
          </table:table-cell>
          <table:table-cell table:formula="of:=[.$F$28]" office:value-type="string" office:string-value="Euribor">
            <text:p>Euribor</text:p>
          </table:table-cell>
          <table:table-cell table:style-name="Default" table:formula="of:=[.$A$12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 table:formula="of:=[.$F$31]" office:value-type="string" office:string-value="FlatForward">
            <text:p>FlatForward</text:p>
          </table:table-cell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4" table:formula="of:=QUANTLIB.CALCADDINS.QLSWAPRATEHELPER2([.B26];[.C26];[.D26];[.E26];[.F26];[.G26];[.H26];[.I26];[.J26];[.K26];[.L26];[.M26];[.N26];[.O26])" office:value-type="string" office:string-value="swapHelper20Y">
            <text:p>swapHelper20Y</text:p>
          </table:table-cell>
          <table:table-cell table:formula="of:=CONCATENATE(&quot;swapHelper&quot;;[.D26])" office:value-type="string" office:string-value="swapHelper20Y">
            <text:p>swapHelper20Y</text:p>
          </table:table-cell>
          <table:table-cell table:style-name="ce16" table:formula="of:=[.A11]" office:value-type="string" office:string-value="swapQuote20Y">
            <text:p>swapQuote20Y</text:p>
          </table:table-cell>
          <table:table-cell office:value-type="string">
            <text:p>20Y</text:p>
          </table:table-cell>
          <table:table-cell office:value-type="string">
            <text:p>TARGET</text:p>
          </table:table-cell>
          <table:table-cell office:value-type="string">
            <text:p>Annual</text:p>
          </table:table-cell>
          <table:table-cell office:value-type="string">
            <text:p>Following</text:p>
          </table:table-cell>
          <table:table-cell office:value-type="string">
            <text:p>Actual/365 (Fixed)</text:p>
          </table:table-cell>
          <table:table-cell table:formula="of:=[.$F$28]" office:value-type="string" office:string-value="Euribor">
            <text:p>Euribor</text:p>
          </table:table-cell>
          <table:table-cell table:style-name="Default" table:formula="of:=[.$A$12]" office:value-type="string" office:string-value="spreadQuote">
            <text:p>spreadQuote</text:p>
          </table:table-cell>
          <table:table-cell office:value-type="string">
            <text:p>2D</text:p>
          </table:table-cell>
          <table:table-cell table:formula="of:=[.$F$31]" office:value-type="string" office:string-value="FlatForward">
            <text:p>FlatForward</text:p>
          </table:table-cell>
          <table:table-cell table:style-name="ce3"/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5" office:value-type="string">
            <text:p>RateHelpers</text:p>
          </table:table-cell>
          <table:table-cell table:style-name="ce26" office:value-type="string">
            <text:p>PiecewiseYieldCurve</text:p>
          </table:table-cell>
          <table:table-cell table:style-name="ce29" table:formula="of:=QUANTLIB.CALCADDINS.QLPIECEWISEYIELDCURVE([.C29];[.C30];[.C31];[.A29:.A38];[.C32]; ; ;[.C33];[.C34];[.C35];[.C36];[.C37];[.C38])" office:value-type="string" office:string-value="Piecewise">
            <text:p>Piecewise</text:p>
          </table:table-cell>
          <table:table-cell table:style-name="Default"/>
          <table:table-cell table:style-name="ce26" office:value-type="string">
            <text:p>qlEuribor</text:p>
          </table:table-cell>
          <table:table-cell table:style-name="ce29" table:formula="of:=QUANTLIB.CALCADDINS.QLEURIBOR([.F29];[.F30];[.F31];[.F32];[.F33];[.F34])" office:value-type="string" office:string-value="Euribor">
            <text:p>Euribor</text:p>
          </table:table-cell>
          <table:table-cell table:number-columns-repeated="9"/>
        </table:table-row>
        <table:table-row table:style-name="ro1">
          <table:table-cell table:style-name="ce3" table:formula="of:=[.A15]" office:value-type="string" office:string-value="depoHelper1M">
            <text:p>depoHelper1M</text:p>
          </table:table-cell>
          <table:table-cell table:style-name="ce26" office:value-type="string">
            <text:p>ObjectID</text:p>
          </table:table-cell>
          <table:table-cell table:style-name="ce30" office:value-type="string">
            <text:p>Piecewise</text:p>
          </table:table-cell>
          <table:table-cell table:style-name="Default"/>
          <table:table-cell table:style-name="ce26" office:value-type="string">
            <text:p>ObjectID</text:p>
          </table:table-cell>
          <table:table-cell table:style-name="ce30" office:value-type="string">
            <text:p>Euribor</text:p>
          </table:table-cell>
          <table:table-cell table:number-columns-repeated="9"/>
        </table:table-row>
        <table:table-row table:style-name="ro1">
          <table:table-cell table:style-name="ce3" table:formula="of:=[.A16]" office:value-type="string" office:string-value="depoHelper3M">
            <text:p>depoHelper3M</text:p>
          </table:table-cell>
          <table:table-cell table:style-name="ce27" office:value-type="string">
            <text:p>NDays</text:p>
          </table:table-cell>
          <table:table-cell table:style-name="ce31" office:value-type="float" office:value="0">
            <text:p>0</text:p>
          </table:table-cell>
          <table:table-cell table:style-name="Default"/>
          <table:table-cell table:style-name="ce27" office:value-type="string">
            <text:p>Tenor</text:p>
          </table:table-cell>
          <table:table-cell table:style-name="ce31" office:value-type="string">
            <text:p>6M</text:p>
          </table:table-cell>
          <table:table-cell table:number-columns-repeated="9"/>
        </table:table-row>
        <table:table-row table:style-name="ro1">
          <table:table-cell table:style-name="ce3" table:formula="of:=[.A17]" office:value-type="string" office:string-value="depoHelper6M">
            <text:p>depoHelper6M</text:p>
          </table:table-cell>
          <table:table-cell table:style-name="ce27" office:value-type="string">
            <text:p>Calendar</text:p>
          </table:table-cell>
          <table:table-cell table:style-name="ce31" table:content-validation-name="val1" office:value-type="string">
            <text:p>Target</text:p>
          </table:table-cell>
          <table:table-cell table:style-name="Default"/>
          <table:table-cell table:style-name="ce27" office:value-type="string">
            <text:p>YieldCurve </text:p>
          </table:table-cell>
          <table:table-cell table:style-name="ce31" table:formula="of:=['yieldTS (1)'.B12]" office:value-type="string" office:string-value="FlatForward">
            <text:p>FlatForward</text:p>
          </table:table-cell>
          <table:table-cell table:number-columns-repeated="9"/>
        </table:table-row>
        <table:table-row table:style-name="ro1">
          <table:table-cell table:style-name="ce3" table:formula="of:=[.A18]" office:value-type="string" office:string-value="depoHelper9M">
            <text:p>depoHelper9M</text:p>
          </table:table-cell>
          <table:table-cell table:style-name="ce27" office:value-type="string">
            <text:p>DayCounter</text:p>
          </table:table-cell>
          <table:table-cell table:style-name="ce31" table:content-validation-name="val2" office:value-type="string">
            <text:p>Actual/365 (Fixed)</text:p>
          </table:table-cell>
          <table:table-cell table:style-name="Default"/>
          <table:table-cell table:style-name="ce27" office:value-type="string">
            <text:p>Permanent</text:p>
          </table:table-cell>
          <table:table-cell table:style-name="ce31"/>
          <table:table-cell table:number-columns-repeated="9"/>
        </table:table-row>
        <table:table-row table:style-name="ro1">
          <table:table-cell table:style-name="ce3" table:formula="of:=[.A19]" office:value-type="string" office:string-value="depoHelper12M">
            <text:p>depoHelper12M</text:p>
          </table:table-cell>
          <table:table-cell table:style-name="ce27" office:value-type="string">
            <text:p>Accuracy</text:p>
          </table:table-cell>
          <table:table-cell table:style-name="ce32" office:value-type="float" office:value="0.001">
            <office:annotation draw:style-name="gr1" draw:text-style-name="P1" svg:width="16.415cm" svg:height="1.698cm" svg:x="6.243cm" svg:y="13.713cm" draw:caption-point-x="4.506cm" draw:caption-point-y="0.276cm">
              <dc:creator>RL</dc:creator>
              <dc:date>2009-12-01T00:00:00</dc:date>
              <text:p text:style-name="P1"><text:span text:style-name="T1">Bootstrapping accuracy.</text:span></text:p>
            </office:annotation>
            <text:p>0.001</text:p>
          </table:table-cell>
          <table:table-cell table:style-name="Default"/>
          <table:table-cell table:style-name="ce27" office:value-type="string">
            <text:p>Trigger</text:p>
          </table:table-cell>
          <table:table-cell table:style-name="ce31"/>
          <table:table-cell table:number-columns-repeated="9"/>
        </table:table-row>
        <table:table-row table:style-name="ro1">
          <table:table-cell table:style-name="ce3" table:formula="of:=[.A22]" office:value-type="string" office:string-value="swapHelper2Y">
            <text:p>swapHelper2Y</text:p>
          </table:table-cell>
          <table:table-cell table:style-name="ce27" office:value-type="string">
            <text:p>TraitsID</text:p>
          </table:table-cell>
          <table:table-cell table:style-name="ce31" table:content-validation-name="val3" office:value-type="string">
            <text:p>Discount</text:p>
          </table:table-cell>
          <table:table-cell table:style-name="Default"/>
          <table:table-cell table:style-name="ce28" office:value-type="string">
            <text:p>Overwrite</text:p>
          </table:table-cell>
          <table:table-cell table:style-name="ce33" table:content-validation-name="val1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3" table:formula="of:=[.A23]" office:value-type="string" office:string-value="swapHelper5Y">
            <text:p>swapHelper5Y</text:p>
          </table:table-cell>
          <table:table-cell table:style-name="ce27" office:value-type="string">
            <text:p>InterpolatorID</text:p>
          </table:table-cell>
          <table:table-cell table:style-name="ce31" table:content-validation-name="val4" office:value-type="string">
            <text:p>LogLinear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3" table:formula="of:=[.A24]" office:value-type="string" office:string-value="swapHelper10Y">
            <text:p>swapHelper10Y</text:p>
          </table:table-cell>
          <table:table-cell table:style-name="ce27" office:value-type="string">
            <text:p>Permanent</text:p>
          </table:table-cell>
          <table:table-cell table:style-name="ce31"/>
          <table:table-cell table:style-name="Default"/>
          <table:table-cell table:number-columns-repeated="11"/>
        </table:table-row>
        <table:table-row table:style-name="ro1">
          <table:table-cell table:style-name="ce3" table:formula="of:=[.A25]" office:value-type="string" office:string-value="swapHelper15Y">
            <text:p>swapHelper15Y</text:p>
          </table:table-cell>
          <table:table-cell table:style-name="ce27" office:value-type="string">
            <text:p>Trigger</text:p>
          </table:table-cell>
          <table:table-cell table:style-name="ce31"/>
          <table:table-cell table:style-name="Default"/>
          <table:table-cell table:number-columns-repeated="11"/>
        </table:table-row>
        <table:table-row table:style-name="ro1">
          <table:table-cell table:style-name="ce3" table:formula="of:=[.A26]" office:value-type="string" office:string-value="swapHelper20Y">
            <text:p>swapHelper20Y</text:p>
          </table:table-cell>
          <table:table-cell table:style-name="ce28" office:value-type="string">
            <text:p>Overwrite</text:p>
          </table:table-cell>
          <table:table-cell table:style-name="ce33" office:value-type="float" office:value="1">
            <text:p>1</text:p>
          </table:table-cell>
          <table:table-cell table:number-columns-repeated="12"/>
        </table:table-row>
        <table:table-row table:style-name="ro1" table:number-rows-repeated="6549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hedules" table:style-name="ta1" table:print="false">
        <table:table-column table:style-name="co19" table:default-cell-style-name="Default"/>
        <table:table-column table:style-name="co20" table:default-cell-style-name="ce3"/>
        <table:table-column table:style-name="co21" table:default-cell-style-name="ce3"/>
        <table:table-row table:style-name="ro1">
          <table:table-cell table:style-name="ce6" office:value-type="string">
            <text:p>qlSchedule</text:p>
          </table:table-cell>
          <table:table-cell table:style-name="ce35" table:formula="of:=QUANTLIB.CALCADDINS.QLSCHEDULE([.B2];[.B3];[.B4];[.B5];[.B6];[.B7];[.B8];[.B9];[.B10];[.B11];[.B12];[.B13];[.B14];[.B15])" office:value-type="string" office:string-value="FixedSchedule">
            <text:p>FixedSchedule</text:p>
          </table:table-cell>
          <table:table-cell table:style-name="ce35" table:formula="of:=QUANTLIB.CALCADDINS.QLSCHEDULE([.C2];[.C3];[.C4];[.C5];[.C6];[.C7];[.C8];[.C9];[.C10];[.C11];[.C12];[.C13];[.C14];[.C15])" office:value-type="string" office:string-value="FloatSchedule">
            <text:p>FloatSchedule</text:p>
          </table:table-cell>
        </table:table-row>
        <table:table-row table:style-name="ro1">
          <table:table-cell table:style-name="ce27" office:value-type="string">
            <text:p>ObjectID</text:p>
          </table:table-cell>
          <table:table-cell table:style-name="ce31" office:value-type="string">
            <text:p>FixedSchedule</text:p>
          </table:table-cell>
          <table:table-cell table:style-name="ce13" office:value-type="string">
            <text:p>FloatSchedule</text:p>
          </table:table-cell>
        </table:table-row>
        <table:table-row table:style-name="ro1">
          <table:table-cell table:style-name="ce27" office:value-type="string">
            <text:p>StartDate</text:p>
          </table:table-cell>
          <table:table-cell table:style-name="ce36" office:value-type="date" office:date-value="2009-12-01">
            <text:p>01/12/09</text:p>
          </table:table-cell>
          <table:table-cell table:style-name="ce36" office:value-type="date" office:date-value="2009-12-01">
            <text:p>01/12/09</text:p>
          </table:table-cell>
        </table:table-row>
        <table:table-row table:style-name="ro1">
          <table:table-cell table:style-name="ce27" office:value-type="string">
            <text:p>EndDate</text:p>
          </table:table-cell>
          <table:table-cell table:style-name="ce36" office:value-type="date" office:date-value="2019-12-01">
            <text:p>01/12/19</text:p>
          </table:table-cell>
          <table:table-cell table:style-name="ce36" office:value-type="date" office:date-value="2019-12-01">
            <text:p>01/12/19</text:p>
          </table:table-cell>
        </table:table-row>
        <table:table-row table:style-name="ro1">
          <table:table-cell table:style-name="ce27" office:value-type="string">
            <text:p>Tenor</text:p>
          </table:table-cell>
          <table:table-cell table:style-name="ce31" table:content-validation-name="val1" office:value-type="string">
            <text:p>1Y</text:p>
          </table:table-cell>
          <table:table-cell table:style-name="ce13" office:value-type="string">
            <text:p>6M</text:p>
          </table:table-cell>
        </table:table-row>
        <table:table-row table:style-name="ro1">
          <table:table-cell table:style-name="ce27" office:value-type="string">
            <text:p>Calendar</text:p>
          </table:table-cell>
          <table:table-cell table:style-name="ce31" table:content-validation-name="val2" office:value-type="string">
            <text:p>TARGET</text:p>
          </table:table-cell>
          <table:table-cell table:style-name="ce13" office:value-type="string">
            <text:p>TARGET</text:p>
          </table:table-cell>
        </table:table-row>
        <table:table-row table:style-name="ro1">
          <table:table-cell table:style-name="ce27" office:value-type="string">
            <text:p>Convention</text:p>
          </table:table-cell>
          <table:table-cell table:style-name="ce32" office:value-type="string">
            <text:p>Following</text:p>
          </table:table-cell>
          <table:table-cell table:style-name="ce13" office:value-type="string">
            <text:p>Following</text:p>
          </table:table-cell>
        </table:table-row>
        <table:table-row table:style-name="ro1">
          <table:table-cell table:style-name="ce27" office:value-type="string">
            <text:p>TermDateConvention</text:p>
          </table:table-cell>
          <table:table-cell table:style-name="ce31" table:content-validation-name="val3" office:value-type="string">
            <text:p>Following</text:p>
          </table:table-cell>
          <table:table-cell table:style-name="ce13" office:value-type="string">
            <text:p>Following</text:p>
          </table:table-cell>
        </table:table-row>
        <table:table-row table:style-name="ro1">
          <table:table-cell table:style-name="ce27" office:value-type="string">
            <text:p>GenRule</text:p>
          </table:table-cell>
          <table:table-cell table:style-name="ce31" table:content-validation-name="val4" office:value-type="string">
            <text:p>Backward</text:p>
          </table:table-cell>
          <table:table-cell table:style-name="ce13" office:value-type="string">
            <text:p>Backward</text:p>
          </table:table-cell>
        </table:table-row>
        <table:table-row table:style-name="ro1">
          <table:table-cell table:style-name="ce27" office:value-type="string">
            <text:p>EndOfMonth</text:p>
          </table:table-cell>
          <table:table-cell table:style-name="ce37" office:value-type="boolean" office:boolean-value="false">
            <text:p>FALSE</text:p>
          </table:table-cell>
          <table:table-cell table:style-name="ce38" office:value-type="boolean" office:boolean-value="false">
            <text:p>FALSE</text:p>
          </table:table-cell>
        </table:table-row>
        <table:table-row table:style-name="ro1">
          <table:table-cell table:style-name="ce27" office:value-type="string">
            <text:p>FirstDate</text:p>
          </table:table-cell>
          <table:table-cell table:style-name="ce36" office:value-type="date" office:date-value="2010-12-01">
            <text:p>01/12/10</text:p>
          </table:table-cell>
          <table:table-cell table:style-name="ce36" office:value-type="date" office:date-value="2010-06-01">
            <text:p>01/06/10</text:p>
          </table:table-cell>
        </table:table-row>
        <table:table-row table:style-name="ro1">
          <table:table-cell table:style-name="ce27" office:value-type="string">
            <text:p>NextToLastDate</text:p>
          </table:table-cell>
          <table:table-cell table:style-name="ce36" office:value-type="date" office:date-value="2018-12-01">
            <text:p>01/12/18</text:p>
          </table:table-cell>
          <table:table-cell table:style-name="ce36" office:value-type="date" office:date-value="2018-06-01">
            <text:p>01/06/18</text:p>
          </table:table-cell>
        </table:table-row>
        <table:table-row table:style-name="ro1">
          <table:table-cell table:style-name="ce27" office:value-type="string">
            <text:p>Permanent</text:p>
          </table:table-cell>
          <table:table-cell table:style-name="ce31"/>
          <table:table-cell table:style-name="ce13"/>
        </table:table-row>
        <table:table-row table:style-name="ro1">
          <table:table-cell table:style-name="ce27" office:value-type="string">
            <text:p>Trigger</text:p>
          </table:table-cell>
          <table:table-cell table:style-name="ce31"/>
          <table:table-cell table:style-name="ce13"/>
        </table:table-row>
        <table:table-row table:style-name="ro1">
          <table:table-cell table:style-name="ce28" office:value-type="string">
            <text:p>Overwrite</text:p>
          </table:table-cell>
          <table:table-cell table:style-name="ce33" office:value-type="float" office:value="1">
            <text:p>1</text:p>
          </table:table-cell>
          <table:table-cell table:style-name="ce15" office:value-type="float" office:value="1">
            <text:p>1</text:p>
          </table:table-cell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anilla swap" table:style-name="ta1" table:print="false">
        <table:table-column table:style-name="co22" table:default-cell-style-name="Default"/>
        <table:table-column table:style-name="co5" table:number-columns-repeated="2" table:default-cell-style-name="ce3"/>
        <table:table-column table:style-name="co23" table:default-cell-style-name="ce3"/>
        <table:table-column table:style-name="co6" table:default-cell-style-name="ce3"/>
        <table:table-column table:style-name="co24" table:default-cell-style-name="Default"/>
        <table:table-column table:style-name="co25" table:default-cell-style-name="Default"/>
        <table:table-column table:style-name="co14" table:default-cell-style-name="ce3"/>
        <table:table-column table:style-name="co6" table:default-cell-style-name="Default"/>
        <table:table-row table:style-name="ro1">
          <table:table-cell table:style-name="ce6" office:value-type="string">
            <text:p>qlEuribor</text:p>
          </table:table-cell>
          <table:table-cell table:style-name="ce35" table:formula="of:=QUANTLIB.CALCADDINS.QLEURIBOR([.B2];[.B3];[.B4];[.B5];[.B6];[.B7])" office:value-type="string" office:string-value="Euribor1">
            <text:p>Euribor1</text:p>
          </table:table-cell>
          <table:table-cell table:style-name="ce35" table:formula="of:=QUANTLIB.CALCADDINS.QLEURIBOR([.C2];[.C3];[.C4];[.C5];[.C6];[.C7])" office:value-type="string" office:string-value="Euribor2">
            <text:p>Euribor2</text:p>
          </table:table-cell>
          <table:table-cell table:style-name="ce35" table:formula="of:=QUANTLIB.CALCADDINS.QLEURIBOR([.D2];[.D3];[.D4];[.D5];[.D6];[.D7])" office:value-type="string" office:string-value="Euribor3">
            <text:p>Euribor3</text:p>
          </table:table-cell>
          <table:table-cell table:style-name="ce35" table:formula="of:=QUANTLIB.CALCADDINS.QLEURIBOR([.E2];[.E3];[.E4];[.E5];[.E6];[.E7])" office:value-type="string" office:string-value="Euribor4">
            <text:p>Euribor4</text:p>
          </table:table-cell>
          <table:table-cell table:style-name="ce35" table:formula="of:=QUANTLIB.CALCADDINS.QLEURIBOR([.F2];[.F3];[.F4];[.F5];[.F6];[.F7])" office:value-type="string" office:string-value="Euribor5">
            <text:p>Euribor5</text:p>
          </table:table-cell>
          <table:table-cell table:number-columns-repeated="3"/>
        </table:table-row>
        <table:table-row table:style-name="ro1">
          <table:table-cell table:style-name="ce39" office:value-type="string">
            <text:p>ObjectID</text:p>
          </table:table-cell>
          <table:table-cell table:style-name="ce21" office:value-type="string">
            <text:p>Euribor1</text:p>
          </table:table-cell>
          <table:table-cell table:style-name="ce18" office:value-type="string">
            <text:p>Euribor2</text:p>
          </table:table-cell>
          <table:table-cell table:style-name="ce18" office:value-type="string">
            <text:p>Euribor3</text:p>
          </table:table-cell>
          <table:table-cell table:style-name="ce18" office:value-type="string">
            <text:p>Euribor4</text:p>
          </table:table-cell>
          <table:table-cell table:style-name="ce18" office:value-type="string">
            <text:p>Euribor5</text:p>
          </table:table-cell>
          <table:table-cell table:number-columns-repeated="3"/>
        </table:table-row>
        <table:table-row table:style-name="ro1">
          <table:table-cell table:style-name="ce7" office:value-type="string">
            <text:p>Tenor</text:p>
          </table:table-cell>
          <table:table-cell table:style-name="ce13" office:value-type="string">
            <text:p>6M</text:p>
          </table:table-cell>
          <table:table-cell table:style-name="ce18" office:value-type="string">
            <text:p>6M</text:p>
          </table:table-cell>
          <table:table-cell table:style-name="ce18" office:value-type="string">
            <text:p>6M</text:p>
          </table:table-cell>
          <table:table-cell table:style-name="ce18" office:value-type="string">
            <text:p>6M</text:p>
          </table:table-cell>
          <table:table-cell table:style-name="ce18" office:value-type="string">
            <text:p>6M</text:p>
          </table:table-cell>
          <table:table-cell table:number-columns-repeated="3"/>
        </table:table-row>
        <table:table-row table:style-name="ro1">
          <table:table-cell table:style-name="ce7" office:value-type="string">
            <text:p>YieldCurve ObjectID</text:p>
          </table:table-cell>
          <table:table-cell table:style-name="ce13" table:formula="of:=['yieldTS (1)'.B12]" office:value-type="string" office:string-value="FlatForward">
            <text:p>FlatForward</text:p>
          </table:table-cell>
          <table:table-cell table:style-name="ce18" table:formula="of:=['yieldTS (1)'.E12]" office:value-type="string" office:string-value="ZeroCurve">
            <text:p>ZeroCurve</text:p>
          </table:table-cell>
          <table:table-cell table:style-name="ce18" table:formula="of:=['yieldTS (1)'.F12]" office:value-type="string" office:string-value="ForwardCurve">
            <text:p>ForwardCurve</text:p>
          </table:table-cell>
          <table:table-cell table:style-name="ce18" table:formula="of:=['yieldTS (1)'.G12]" office:value-type="string" office:string-value="DiscountCurve">
            <text:p>DiscountCurve</text:p>
          </table:table-cell>
          <table:table-cell table:style-name="ce18" table:formula="of:=['yieldTS (2)'.C28]" office:value-type="string" office:string-value="Piecewise">
            <text:p>Piecewis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ermanent</text:p>
          </table:table-cell>
          <table:table-cell table:style-name="ce13"/>
          <table:table-cell table:style-name="ce18"/>
          <table:table-cell table:style-name="ce18"/>
          <table:table-cell table:style-name="ce18"/>
          <table:table-cell table:style-name="ce18"/>
          <table:table-cell table:number-columns-repeated="3"/>
        </table:table-row>
        <table:table-row table:style-name="ro1">
          <table:table-cell table:style-name="ce7" office:value-type="string">
            <text:p>Trigger</text:p>
          </table:table-cell>
          <table:table-cell table:style-name="ce13"/>
          <table:table-cell table:style-name="ce18"/>
          <table:table-cell table:style-name="ce18"/>
          <table:table-cell table:style-name="ce18"/>
          <table:table-cell table:style-name="ce18"/>
          <table:table-cell table:number-columns-repeated="3"/>
        </table:table-row>
        <table:table-row table:style-name="ro1">
          <table:table-cell table:style-name="ce8" office:value-type="string">
            <text:p>Overwrite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>
            <text:p>qlMakeVanillaSwap</text:p>
          </table:table-cell>
          <table:table-cell table:style-name="ce35" table:formula="of:=QUANTLIB.CALCADDINS.QLMAKEVANILLASWAP([.B10];[.B11];[.B12];[.B13];[.B14];[.B15];[.B16];[.B17];[.B18];[.B19])" office:value-type="string" office:string-value="VanillaSwap1">
            <text:p>VanillaSwap1</text:p>
          </table:table-cell>
          <table:table-cell table:style-name="ce35" table:formula="of:=QUANTLIB.CALCADDINS.QLMAKEVANILLASWAP([.C10];[.C11];[.C12];[.C13];[.C14];[.C15];[.C16];[.C17];[.C18];[.C19])" office:value-type="string" office:string-value="VanillaSwap2">
            <text:p>VanillaSwap2</text:p>
          </table:table-cell>
          <table:table-cell table:style-name="ce35" table:formula="of:=QUANTLIB.CALCADDINS.QLMAKEVANILLASWAP([.D10];[.D11];[.D12];[.D13];[.D14];[.D15];[.D16];[.D17];[.D18];[.D19])" office:value-type="string" office:string-value="VanillaSwap3">
            <text:p>VanillaSwap3</text:p>
          </table:table-cell>
          <table:table-cell table:style-name="ce35" table:formula="of:=QUANTLIB.CALCADDINS.QLMAKEVANILLASWAP([.E10];[.E11];[.E12];[.E13];[.E14];[.E15];[.E16];[.E17];[.E18];[.E19])" office:value-type="string" office:string-value="VanillaSwap4">
            <text:p>VanillaSwap4</text:p>
          </table:table-cell>
          <table:table-cell table:number-columns-repeated="2"/>
          <table:table-cell table:style-name="ce6" office:value-type="string">
            <text:p>qlVanillaSwap</text:p>
          </table:table-cell>
          <table:table-cell table:style-name="ce35" table:formula="of:=QUANTLIB.CALCADDINS.QLVANILLASWAP([.I10];[.I11];[.I12];[.I13];[.I14];[.I15];[.I16];[.I17];[.I18];[.I19];[.I20];[.I21];[.I22];[.I23])" office:value-type="string" office:string-value="VanillaSwap5">
            <text:p>VanillaSwap5</text:p>
          </table:table-cell>
        </table:table-row>
        <table:table-row table:style-name="ro1">
          <table:table-cell table:style-name="ce39" office:value-type="string">
            <text:p>ObjectID</text:p>
          </table:table-cell>
          <table:table-cell table:style-name="ce21" office:value-type="string">
            <text:p>VanillaSwap1</text:p>
          </table:table-cell>
          <table:table-cell table:style-name="ce21" office:value-type="string">
            <text:p>VanillaSwap2</text:p>
          </table:table-cell>
          <table:table-cell table:style-name="ce21" office:value-type="string">
            <text:p>VanillaSwap3</text:p>
          </table:table-cell>
          <table:table-cell table:style-name="ce21" office:value-type="string">
            <text:p>VanillaSwap4</text:p>
          </table:table-cell>
          <table:table-cell table:number-columns-repeated="2"/>
          <table:table-cell table:style-name="ce39" office:value-type="string">
            <text:p>ObjectID</text:p>
          </table:table-cell>
          <table:table-cell table:style-name="ce21" office:value-type="string">
            <text:p>VanillaSwap5</text:p>
          </table:table-cell>
        </table:table-row>
        <table:table-row table:style-name="ro1">
          <table:table-cell table:style-name="ce7" office:value-type="string">
            <text:p>Swap tenor</text:p>
          </table:table-cell>
          <table:table-cell table:style-name="ce13" office:value-type="string">
            <text:p>10Y</text:p>
          </table:table-cell>
          <table:table-cell table:style-name="ce13" office:value-type="string">
            <text:p>10Y</text:p>
          </table:table-cell>
          <table:table-cell table:style-name="ce13" office:value-type="string">
            <text:p>10Y</text:p>
          </table:table-cell>
          <table:table-cell table:style-name="ce13" office:value-type="string">
            <text:p>10Y</text:p>
          </table:table-cell>
          <table:table-cell table:number-columns-repeated="2"/>
          <table:table-cell table:style-name="ce7" office:value-type="string">
            <text:p>PayerReceiver</text:p>
          </table:table-cell>
          <table:table-cell table:style-name="ce13" office:value-type="string">
            <text:p>Payer</text:p>
          </table:table-cell>
        </table:table-row>
        <table:table-row table:style-name="ro1">
          <table:table-cell table:style-name="ce7" office:value-type="string">
            <text:p>IborIndex ObjectID</text:p>
          </table:table-cell>
          <table:table-cell table:style-name="ce13" table:formula="of:=[.B1]" office:value-type="string" office:string-value="Euribor1">
            <text:p>Euribor1</text:p>
          </table:table-cell>
          <table:table-cell table:style-name="ce13" table:formula="of:=[.C1]" office:value-type="string" office:string-value="Euribor2">
            <text:p>Euribor2</text:p>
          </table:table-cell>
          <table:table-cell table:style-name="ce13" table:formula="of:=[.D1]" office:value-type="string" office:string-value="Euribor3">
            <text:p>Euribor3</text:p>
          </table:table-cell>
          <table:table-cell table:style-name="ce13" table:formula="of:=[.E1]" office:value-type="string" office:string-value="Euribor4">
            <text:p>Euribor4</text:p>
          </table:table-cell>
          <table:table-cell table:number-columns-repeated="2"/>
          <table:table-cell table:style-name="ce7" office:value-type="string">
            <text:p>Nominal</text:p>
          </table:table-cell>
          <table:table-cell table:style-name="ce42"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Fixed rate</text:p>
          </table:table-cell>
          <table:table-cell table:style-name="ce14" office:value-type="percentage" office:value="0.06">
            <text:p>6.00%</text:p>
          </table:table-cell>
          <table:table-cell table:style-name="ce14" office:value-type="percentage" office:value="0.06">
            <text:p>6.00%</text:p>
          </table:table-cell>
          <table:table-cell table:style-name="ce14" office:value-type="percentage" office:value="0.06">
            <text:p>6.00%</text:p>
          </table:table-cell>
          <table:table-cell table:style-name="ce14" office:value-type="percentage" office:value="0.06">
            <text:p>6.00%</text:p>
          </table:table-cell>
          <table:table-cell table:number-columns-repeated="2"/>
          <table:table-cell table:style-name="ce7" office:value-type="string">
            <text:p>FixedSchedule ID</text:p>
          </table:table-cell>
          <table:table-cell table:style-name="ce13" table:formula="of:=[schedules.B1]" office:value-type="string" office:string-value="FixedSchedule">
            <text:p>FixedSchedule</text:p>
          </table:table-cell>
        </table:table-row>
        <table:table-row table:style-name="ro1">
          <table:table-cell table:style-name="ce7" office:value-type="string">
            <text:p>Forward Start</text:p>
          </table:table-cell>
          <table:table-cell table:style-name="ce13" office:value-type="string">
            <text:p>2D</text:p>
          </table:table-cell>
          <table:table-cell table:style-name="ce13" office:value-type="string">
            <text:p>2D</text:p>
          </table:table-cell>
          <table:table-cell table:style-name="ce13" office:value-type="string">
            <text:p>2D</text:p>
          </table:table-cell>
          <table:table-cell table:style-name="ce13" office:value-type="string">
            <text:p>2D</text:p>
          </table:table-cell>
          <table:table-cell table:number-columns-repeated="2"/>
          <table:table-cell table:style-name="ce7" office:value-type="string">
            <text:p>FixedRate</text:p>
          </table:table-cell>
          <table:table-cell table:style-name="ce14" office:value-type="percentage" office:value="0.06">
            <text:p>6.00%</text:p>
          </table:table-cell>
        </table:table-row>
        <table:table-row table:style-name="ro1">
          <table:table-cell table:style-name="ce7" office:value-type="string">
            <text:p>Fixed day counter</text:p>
          </table:table-cell>
          <table:table-cell table:style-name="ce13" office:value-type="string">
            <text:p>Actual/365 (Fixed)</text:p>
          </table:table-cell>
          <table:table-cell table:style-name="ce13" office:value-type="string">
            <text:p>Actual/365 (Fixed)</text:p>
          </table:table-cell>
          <table:table-cell table:style-name="ce13" office:value-type="string">
            <text:p>Actual/365 (Fixed)</text:p>
          </table:table-cell>
          <table:table-cell table:style-name="ce13" office:value-type="string">
            <text:p>Actual/365 (Fixed)</text:p>
          </table:table-cell>
          <table:table-cell table:number-columns-repeated="2"/>
          <table:table-cell table:style-name="ce7" office:value-type="string">
            <text:p>FixedDayCounter</text:p>
          </table:table-cell>
          <table:table-cell table:style-name="ce13" office:value-type="string">
            <text:p>Actual/365 (Fixed)</text:p>
          </table:table-cell>
        </table:table-row>
        <table:table-row table:style-name="ro1">
          <table:table-cell table:style-name="ce7" office:value-type="string">
            <text:p>Spread</text:p>
          </table:table-cell>
          <table:table-cell table:style-name="ce14" office:value-type="percentage" office:value="0">
            <text:p>0.00%</text:p>
          </table:table-cell>
          <table:table-cell table:style-name="ce14" office:value-type="percentage" office:value="0">
            <text:p>0.00%</text:p>
          </table:table-cell>
          <table:table-cell table:style-name="ce14" office:value-type="percentage" office:value="0">
            <text:p>0.00%</text:p>
          </table:table-cell>
          <table:table-cell table:style-name="ce14" office:value-type="percentage" office:value="0">
            <text:p>0.00%</text:p>
          </table:table-cell>
          <table:table-cell table:number-columns-repeated="2"/>
          <table:table-cell table:style-name="ce7" office:value-type="string">
            <text:p>FloatSchedule ID</text:p>
          </table:table-cell>
          <table:table-cell table:style-name="ce13" table:formula="of:=[schedules.C1]" office:value-type="string" office:string-value="FloatSchedule">
            <text:p>FloatSchedule</text:p>
          </table:table-cell>
        </table:table-row>
        <table:table-row table:style-name="ro1">
          <table:table-cell table:style-name="ce7" office:value-type="string">
            <text:p>Permanent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number-columns-repeated="2"/>
          <table:table-cell table:style-name="ce7" office:value-type="string">
            <text:p>IborIndex ID</text:p>
          </table:table-cell>
          <table:table-cell table:style-name="ce13" table:formula="of:=[.F1]" office:value-type="string" office:string-value="Euribor5">
            <text:p>Euribor5</text:p>
          </table:table-cell>
        </table:table-row>
        <table:table-row table:style-name="ro1">
          <table:table-cell table:style-name="ce7" office:value-type="string">
            <text:p>Trigger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number-columns-repeated="2"/>
          <table:table-cell table:style-name="ce7" office:value-type="string">
            <text:p>Spread</text:p>
          </table:table-cell>
          <table:table-cell table:style-name="ce14" office:value-type="percentage" office:value="0.0001">
            <text:p>0.01%</text:p>
          </table:table-cell>
        </table:table-row>
        <table:table-row table:style-name="ro1">
          <table:table-cell table:style-name="ce8" office:value-type="string">
            <text:p>Overwrit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2"/>
          <table:table-cell table:style-name="ce7" office:value-type="string">
            <text:p>FloatDayCounter</text:p>
          </table:table-cell>
          <table:table-cell table:style-name="ce13" office:value-type="string">
            <text:p>Actual/360</text:p>
          </table:table-cell>
        </table:table-row>
        <table:table-row table:style-name="ro1">
          <table:table-cell table:number-columns-repeated="7"/>
          <table:table-cell table:style-name="ce7" office:value-type="string">
            <text:p>PaymentConvention</text:p>
          </table:table-cell>
          <table:table-cell table:style-name="ce13" office:value-type="string">
            <text:p>Following</text:p>
          </table:table-cell>
        </table:table-row>
        <table:table-row table:style-name="ro1">
          <table:table-cell table:style-name="ce6" office:value-type="string">
            <text:p>qlDiscountingSwapEngine</text:p>
          </table:table-cell>
          <table:table-cell table:style-name="ce35" table:formula="of:=QUANTLIB.CALCADDINS.QLDISCOUNTINGSWAPENGINE([.B22];[.B23];[.B24];[.B25];[.B26];[.B27];[.B28];[.B29])" office:value-type="string" office:string-value="SwapEngine1">
            <text:p>SwapEngine1</text:p>
          </table:table-cell>
          <table:table-cell table:style-name="ce35" table:formula="of:=QUANTLIB.CALCADDINS.QLDISCOUNTINGSWAPENGINE([.C22];[.C23];[.C24];[.C25];[.C26];[.C27];[.C28];[.C29])" office:value-type="string" office:string-value="SwapEngine2">
            <text:p>SwapEngine2</text:p>
          </table:table-cell>
          <table:table-cell table:style-name="ce35" table:formula="of:=QUANTLIB.CALCADDINS.QLDISCOUNTINGSWAPENGINE([.D22];[.D23];[.D24];[.D25];[.D26];[.D27];[.D28];[.D29])" office:value-type="string" office:string-value="SwapEngine3">
            <text:p>SwapEngine3</text:p>
          </table:table-cell>
          <table:table-cell table:style-name="ce35" table:formula="of:=QUANTLIB.CALCADDINS.QLDISCOUNTINGSWAPENGINE([.E22];[.E23];[.E24];[.E25];[.E26];[.E27];[.E28];[.E29])" office:value-type="string" office:string-value="SwapEngine4">
            <text:p>SwapEngine4</text:p>
          </table:table-cell>
          <table:table-cell table:style-name="ce35" table:formula="of:=QUANTLIB.CALCADDINS.QLDISCOUNTINGSWAPENGINE([.F22];[.F23];[.F24];[.F25];[.F26];[.F27];[.F28];[.F29])" office:value-type="string" office:string-value="SwapEngine5">
            <text:p>SwapEngine5</text:p>
          </table:table-cell>
          <table:table-cell/>
          <table:table-cell table:style-name="ce7" office:value-type="string">
            <text:p>Permanent</text:p>
          </table:table-cell>
          <table:table-cell table:style-name="ce13"/>
        </table:table-row>
        <table:table-row table:style-name="ro1">
          <table:table-cell table:style-name="ce39" office:value-type="string">
            <text:p>ObjectID</text:p>
          </table:table-cell>
          <table:table-cell table:style-name="ce21" office:value-type="string">
            <text:p>SwapEngine1</text:p>
          </table:table-cell>
          <table:table-cell table:style-name="ce21" office:value-type="string">
            <text:p>SwapEngine2</text:p>
          </table:table-cell>
          <table:table-cell table:style-name="ce21" office:value-type="string">
            <text:p>SwapEngine3</text:p>
          </table:table-cell>
          <table:table-cell table:style-name="ce21" office:value-type="string">
            <text:p>SwapEngine4</text:p>
          </table:table-cell>
          <table:table-cell table:style-name="ce21" office:value-type="string">
            <text:p>SwapEngine5</text:p>
          </table:table-cell>
          <table:table-cell/>
          <table:table-cell table:style-name="ce7" office:value-type="string">
            <text:p>Trigger</text:p>
          </table:table-cell>
          <table:table-cell table:style-name="ce13"/>
        </table:table-row>
        <table:table-row table:style-name="ro1">
          <table:table-cell table:style-name="ce7" office:value-type="string">
            <text:p>YieldCurve ID</text:p>
          </table:table-cell>
          <table:table-cell table:style-name="ce13" table:formula="of:=[.B4]" office:value-type="string" office:string-value="FlatForward">
            <text:p>FlatForward</text:p>
          </table:table-cell>
          <table:table-cell table:style-name="ce13" table:formula="of:=[.C4]" office:value-type="string" office:string-value="ZeroCurve">
            <text:p>ZeroCurve</text:p>
          </table:table-cell>
          <table:table-cell table:style-name="ce13" table:formula="of:=[.D4]" office:value-type="string" office:string-value="ForwardCurve">
            <text:p>ForwardCurve</text:p>
          </table:table-cell>
          <table:table-cell table:style-name="ce13" table:formula="of:=[.E4]" office:value-type="string" office:string-value="DiscountCurve">
            <text:p>DiscountCurve</text:p>
          </table:table-cell>
          <table:table-cell table:style-name="ce13" table:formula="of:=['yieldTS (2)'.C28]" office:value-type="string" office:string-value="Piecewise">
            <text:p>Piecewise</text:p>
          </table:table-cell>
          <table:table-cell/>
          <table:table-cell table:style-name="ce8" office:value-type="string">
            <text:p>Overwrite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IncludeSettlementDate</text:p>
          </table:table-cell>
          <table:table-cell table:style-name="ce38" office:value-type="boolean" office:boolean-value="false">
            <text:p>FALSE</text:p>
          </table:table-cell>
          <table:table-cell table:style-name="ce38" office:value-type="boolean" office:boolean-value="false">
            <text:p>FALSE</text:p>
          </table:table-cell>
          <table:table-cell table:style-name="ce38" office:value-type="boolean" office:boolean-value="false">
            <text:p>FALSE</text:p>
          </table:table-cell>
          <table:table-cell table:style-name="ce38" office:value-type="boolean" office:boolean-value="false">
            <text:p>FALSE</text:p>
          </table:table-cell>
          <table:table-cell table:style-name="ce38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SettlementDate</text:p>
          </table:table-cell>
          <table:table-cell table:style-name="ce13" table:formula="of:=[general.B10]" office:value-type="date" office:date-value="2009-11-27">
            <text:p>27/11/09</text:p>
          </table:table-cell>
          <table:table-cell table:style-name="ce13" table:formula="of:=[general.B10]" office:value-type="date" office:date-value="2009-11-27">
            <text:p>27/11/09</text:p>
          </table:table-cell>
          <table:table-cell table:style-name="ce13" table:formula="of:=[general.B10]" office:value-type="date" office:date-value="2009-11-27">
            <text:p>27/11/09</text:p>
          </table:table-cell>
          <table:table-cell table:style-name="ce13" table:formula="of:=[general.B10]" office:value-type="date" office:date-value="2009-11-27">
            <text:p>27/11/09</text:p>
          </table:table-cell>
          <table:table-cell table:style-name="ce13" table:formula="of:=[general.B10]" office:value-type="date" office:date-value="2009-11-27">
            <text:p>27/11/09</text:p>
          </table:table-cell>
          <table:table-cell table:number-columns-repeated="3"/>
        </table:table-row>
        <table:table-row table:style-name="ro1">
          <table:table-cell table:style-name="ce7" office:value-type="string">
            <text:p>NpvDate</text:p>
          </table:table-cell>
          <table:table-cell table:style-name="ce13" table:formula="of:=[.B25]" office:value-type="date" office:date-value="2009-11-27">
            <text:p>27/11/09</text:p>
          </table:table-cell>
          <table:table-cell table:style-name="ce13" table:formula="of:=[.C25]" office:value-type="date" office:date-value="2009-11-27">
            <text:p>27/11/09</text:p>
          </table:table-cell>
          <table:table-cell table:style-name="ce13" table:formula="of:=[.D25]" office:value-type="date" office:date-value="2009-11-27">
            <text:p>27/11/09</text:p>
          </table:table-cell>
          <table:table-cell table:style-name="ce13" table:formula="of:=[.E25]" office:value-type="date" office:date-value="2009-11-27">
            <text:p>27/11/09</text:p>
          </table:table-cell>
          <table:table-cell table:style-name="ce13" table:formula="of:=[.F25]" office:value-type="date" office:date-value="2009-11-27">
            <text:p>27/11/09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ermanent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3"/>
        </table:table-row>
        <table:table-row table:style-name="ro1">
          <table:table-cell table:style-name="ce7" office:value-type="string">
            <text:p>Trigger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number-columns-repeated="3"/>
        </table:table-row>
        <table:table-row table:style-name="ro1">
          <table:table-cell table:style-name="ce8" office:value-type="string">
            <text:p>Overwrit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ce6" office:value-type="string">
            <text:p>qlInstrumentSetPricingEngine</text:p>
          </table:table-cell>
          <table:table-cell table:style-name="ce40" table:formula="of:=QUANTLIB.CALCADDINS.QLINSTRUMENTSETPRICINGENGINE([.B32];[.B33])" office:value-type="boolean" office:boolean-value="true">
            <text:p>TRUE</text:p>
          </table:table-cell>
          <table:table-cell table:style-name="ce40" table:formula="of:=QUANTLIB.CALCADDINS.QLINSTRUMENTSETPRICINGENGINE([.C32];[.C33] )" office:value-type="boolean" office:boolean-value="true">
            <text:p>TRUE</text:p>
          </table:table-cell>
          <table:table-cell table:style-name="ce40" table:formula="of:=QUANTLIB.CALCADDINS.QLINSTRUMENTSETPRICINGENGINE([.D32];[.D33] )" office:value-type="boolean" office:boolean-value="true">
            <text:p>TRUE</text:p>
          </table:table-cell>
          <table:table-cell table:style-name="ce40" table:formula="of:=QUANTLIB.CALCADDINS.QLINSTRUMENTSETPRICINGENGINE([.E32];[.E33] )" office:value-type="boolean" office:boolean-value="true">
            <text:p>TRUE</text:p>
          </table:table-cell>
          <table:table-cell table:style-name="ce40" table:formula="of:=QUANTLIB.CALCADDINS.QLINSTRUMENTSETPRICINGENGINE([.F32];[.F33] )" office:value-type="boolean" office:boolean-value="true">
            <text:p>TRU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39" office:value-type="string">
            <text:p>ObjectID</text:p>
          </table:table-cell>
          <table:table-cell table:style-name="ce21" table:formula="of:=[.B10]" office:value-type="string" office:string-value="VanillaSwap1">
            <text:p>VanillaSwap1</text:p>
          </table:table-cell>
          <table:table-cell table:style-name="ce21" table:formula="of:=[.C9]" office:value-type="string" office:string-value="VanillaSwap2">
            <text:p>VanillaSwap2</text:p>
          </table:table-cell>
          <table:table-cell table:style-name="ce21" table:formula="of:=[.D9]" office:value-type="string" office:string-value="VanillaSwap3">
            <text:p>VanillaSwap3</text:p>
          </table:table-cell>
          <table:table-cell table:style-name="ce21" table:formula="of:=[.E9]" office:value-type="string" office:string-value="VanillaSwap4">
            <text:p>VanillaSwap4</text:p>
          </table:table-cell>
          <table:table-cell table:style-name="ce21" table:formula="of:=[.I9]" office:value-type="string" office:string-value="VanillaSwap5">
            <text:p>VanillaSwap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" office:value-type="string">
            <text:p>Engine ID</text:p>
          </table:table-cell>
          <table:table-cell table:style-name="ce13" table:formula="of:=[.B21]" office:value-type="string" office:string-value="SwapEngine1">
            <text:p>SwapEngine1</text:p>
          </table:table-cell>
          <table:table-cell table:style-name="ce13" table:formula="of:=[.C21]" office:value-type="string" office:string-value="SwapEngine2">
            <text:p>SwapEngine2</text:p>
          </table:table-cell>
          <table:table-cell table:style-name="ce13" table:formula="of:=[.D21]" office:value-type="string" office:string-value="SwapEngine3">
            <text:p>SwapEngine3</text:p>
          </table:table-cell>
          <table:table-cell table:style-name="ce13" table:formula="of:=[.E21]" office:value-type="string" office:string-value="SwapEngine4">
            <text:p>SwapEngine4</text:p>
          </table:table-cell>
          <table:table-cell table:style-name="ce13" table:formula="of:=[.F21]" office:value-type="string" office:string-value="SwapEngine5">
            <text:p>SwapEngine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" office:value-type="string">
            <text:p>Trigger</text:p>
          </table:table-cell>
          <table:table-cell table:style-name="ce15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6" office:value-type="string">
            <text:p>qlInstrumentNPV</text:p>
          </table:table-cell>
          <table:table-cell table:style-name="ce41" table:formula="of:=QUANTLIB.CALCADDINS.QLINSTRUMENTNPV([.B37];[.B38])" office:value-type="float" office:value="0">
            <text:p>#VALUE!</text:p>
          </table:table-cell>
          <table:table-cell table:style-name="ce41" table:formula="of:=QUANTLIB.CALCADDINS.QLINSTRUMENTNPV([.C37];[.C38])" office:value-type="float" office:value="0">
            <text:p>#VALUE!</text:p>
          </table:table-cell>
          <table:table-cell table:style-name="ce41" table:formula="of:=QUANTLIB.CALCADDINS.QLINSTRUMENTNPV([.D37];[.D38])" office:value-type="float" office:value="-0.107047157634509">
            <text:p>-0.1070</text:p>
          </table:table-cell>
          <table:table-cell table:style-name="ce41" table:formula="of:=QUANTLIB.CALCADDINS.QLINSTRUMENTNPV([.E37];[.E38])" office:value-type="float" office:value="-0.313673007608528">
            <text:p>-0.3137</text:p>
          </table:table-cell>
          <table:table-cell table:style-name="ce41" table:formula="of:=QUANTLIB.CALCADDINS.QLINSTRUMENTNPV([.F37];[.F38])" office:value-type="float" office:value="-0.0766390922595599">
            <text:p>-0.0766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" office:value-type="string">
            <text:p>ObjectID</text:p>
          </table:table-cell>
          <table:table-cell table:style-name="ce13" table:formula="of:=[.B10]" office:value-type="string" office:string-value="VanillaSwap1">
            <text:p>VanillaSwap1</text:p>
          </table:table-cell>
          <table:table-cell table:style-name="ce13" table:formula="of:=[.C10]" office:value-type="string" office:string-value="VanillaSwap2">
            <text:p>VanillaSwap2</text:p>
          </table:table-cell>
          <table:table-cell table:style-name="ce13" table:formula="of:=[.D9]" office:value-type="string" office:string-value="VanillaSwap3">
            <text:p>VanillaSwap3</text:p>
          </table:table-cell>
          <table:table-cell table:style-name="ce13" table:formula="of:=[.E9]" office:value-type="string" office:string-value="VanillaSwap4">
            <text:p>VanillaSwap4</text:p>
          </table:table-cell>
          <table:table-cell table:style-name="ce13" table:formula="of:=[.F32]" office:value-type="string" office:string-value="VanillaSwap5">
            <text:p>VanillaSwap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" office:value-type="string">
            <text:p>Trigger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 table:style-name="Default"/>
          <table:table-cell/>
        </table:table-row>
        <table:table-row table:style-name="ro1" table:number-rows-repeated="65497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3" number:min-integer-digits="1" number:grouping="true"/>
    </number:number-style>
    <number:number-style style:name="N109">
      <number:number number:decimal-places="4" number:min-integer-digits="1" number:grouping="true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percentage-style style:name="N158">
      <number:number number:decimal-places="4" number:min-integer-digits="1"/>
      <number:text>%</number:text>
    </number:percentage-style>
    <number:number-style style:name="N159">
      <number:number number:decimal-places="3" number:min-integer-digits="1"/>
    </number:number-style>
    <number:number-style style:name="N160">
      <number:number number:decimal-places="4" number:min-integer-digits="1"/>
    </number:number-style>
    <number:number-style style:name="N161">
      <number:number number:decimal-places="1" number:min-integer-digits="1"/>
    </number:number-style>
    <number:percentage-style style:name="N162">
      <number:number number:decimal-places="1" number:min-integer-digits="1"/>
      <number:text>%</number:text>
    </number:percentage-style>
    <number:percentage-style style:name="N163">
      <number:number number:decimal-places="3" number:min-integer-digits="1"/>
      <number:text>%</number:text>
    </number:percentage-style>
    <number:date-style style:name="N164">
      <number:day-of-week/>
      <number:text>, </number:text>
      <number:day/>
      <number:text>-</number:text>
      <number:month number:textual="true"/>
      <number:text>-</number:text>
      <number:year number:style="long"/>
    </number:date-style>
    <number:date-style style:name="N165">
      <number:day-of-week/>
      <number:text>, </number:text>
      <number:day/>
      <number:text>-</number:text>
      <number:month number:textual="true"/>
      <number:text>-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6">
      <number:number number:decimal-places="5" number:min-integer-digits="1"/>
    </number:number-style>
    <number:number-style style:name="N167">
      <number:number number:decimal-places="6" number:min-integer-digits="1"/>
    </number:number-style>
    <number:number-style style:name="N168">
      <number:number number:decimal-places="7" number:min-integer-digits="1"/>
    </number:number-style>
    <number:number-style style:name="N169">
      <number:number number:decimal-places="8" number:min-integer-digits="1"/>
    </number:number-style>
    <number:number-style style:name="N170">
      <number:number number:decimal-places="9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2">02/12/2009</text:date>, <text:time>14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land Lichters</meta:initial-creator>
    <meta:creation-date>2009-12-01T11:57:13</meta:creation-date>
    <dc:date>2009-12-02T12:07:56</dc:date>
    <dc:creator>Roland Lichters</dc:creator>
    <meta:editing-duration>PT05H44M40S</meta:editing-duration>
    <meta:editing-cycles>126</meta:editing-cycles>
    <meta:generator>OpenOffice.org/3.1$Unix OpenOffice.org_project/310m19$Build-9420</meta:generator>
    <meta:document-statistic meta:table-count="5" meta:cell-count="669" meta:object-count="0"/>
  </office:meta>
</office:document-meta>
</file>